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9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Ver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9T17:55:00" calcext:value-type="date">
            <text:p>09/04/2020 17:55:00</text:p>
          </table:table-cell>
          <table:table-cell/>
        </table:table-row>
      </table:table>
      <table:table table:name="Fuente-Dashboard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" table:style-name="ta1">
        <office:forms form:automatic-focus="false" form:apply-design-mode="false"/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0" calcext:value-type="float">
            <text:p>580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4" calcext:value-type="float">
            <text:p>634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69" calcext:value-type="float">
            <text:p>669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8" calcext:value-type="float">
            <text:p>808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1" calcext:value-type="float">
            <text:p>21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1" calcext:value-type="float">
            <text:p>951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30" calcext:value-type="float">
            <text:p>30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6" calcext:value-type="float">
            <text:p>1066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41" calcext:value-type="float">
            <text:p>41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20" calcext:value-type="float">
            <text:p>1320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8" calcext:value-type="float">
            <text:p>58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5" calcext:value-type="float">
            <text:p>1415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65" calcext:value-type="float">
            <text:p>65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5" calcext:value-type="float">
            <text:p>1595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74" calcext:value-type="float">
            <text:p>74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'.B30]+[$'Fuente-Dashboard-Departamentos'.D30]+[$'Fuente-Dashboard-Departamentos'.F30]+[$'Fuente-Dashboard-Departamentos'.H30]+[$'Fuente-Dashboard-Departamentos'.J30]+[$'Fuente-Dashboard-Departamentos'.L30]+[$'Fuente-Dashboard-Departamentos'.N30]+[$'Fuente-Dashboard-Departamentos'.P30]+[$'Fuente-Dashboard-Departamentos'.R30]+[$'Fuente-Dashboard-Departamentos'.T30]+[$'Fuente-Dashboard-Departamentos'.V30]+[$'Fuente-Dashboard-Departamentos'.X30]+[$'Fuente-Dashboard-Departamentos'.Z30]+[$'Fuente-Dashboard-Departamentos'.AB30]+[$'Fuente-Dashboard-Departamentos'.AD30]+[$'Fuente-Dashboard-Departamentos'.AF30]+[$'Fuente-Dashboard-Departamentos'.AH30]+[$'Fuente-Dashboard-Departamentos'.AJ30]+[$'Fuente-Dashboard-Departamentos'.AL30]+[$'Fuente-Dashboard-Departamentos'.AN30]+[$'Fuente-Dashboard-Departamentos'.AP30]+[$'Fuente-Dashboard-Departamentos'.AR30]+[$'Fuente-Dashboard-Departamentos'.AT30]+[$'Fuente-Dashboard-Departamentos'.AV30]+[$'Fuente-Dashboard-Departamentos'.AX30]" office:value-type="float" office:value="1764" calcext:value-type="float">
            <text:p>1764</text:p>
          </table:table-cell>
          <table:table-cell table:formula="of:=[$'Fuente-Dashboard-Departamentos'.C30]+[$'Fuente-Dashboard-Departamentos'.E30]+[$'Fuente-Dashboard-Departamentos'.G30]+[$'Fuente-Dashboard-Departamentos'.I30]+[$'Fuente-Dashboard-Departamentos'.K30]+[$'Fuente-Dashboard-Departamentos'.M30]+[$'Fuente-Dashboard-Departamentos'.O30]+[$'Fuente-Dashboard-Departamentos'.Q30]+[$'Fuente-Dashboard-Departamentos'.S30]+[$'Fuente-Dashboard-Departamentos'.U30]+[$'Fuente-Dashboard-Departamentos'.W30]+[$'Fuente-Dashboard-Departamentos'.Y30]+[$'Fuente-Dashboard-Departamentos'.AA30]+[$'Fuente-Dashboard-Departamentos'.AC30]+[$'Fuente-Dashboard-Departamentos'.AE30]+[$'Fuente-Dashboard-Departamentos'.AG30]+[$'Fuente-Dashboard-Departamentos'.AI30]+[$'Fuente-Dashboard-Departamentos'.AK30]+[$'Fuente-Dashboard-Departamentos'.AM30]+[$'Fuente-Dashboard-Departamentos'.AO30]+[$'Fuente-Dashboard-Departamentos'.AQ30]+[$'Fuente-Dashboard-Departamentos'.AS30]+[$'Fuente-Dashboard-Departamentos'.AU30]+[$'Fuente-Dashboard-Departamentos'.AW30]+[$'Fuente-Dashboard-Departamentos'.AY30]" office:value-type="float" office:value="83" calcext:value-type="float">
            <text:p>83</text:p>
          </table:table-cell>
          <table:table-cell table:formula="of:=[.B30]=[$'Fuente-Dashboard'.B30]" office:value-type="boolean" office:boolean-value="true" calcext:value-type="boolean">
            <text:p>VERDADERO</text:p>
          </table:table-cell>
          <table:table-cell table:formula="of:=[.C30]=[$'Fuente-Dashboard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'.B31]+[$'Fuente-Dashboard-Departamentos'.D31]+[$'Fuente-Dashboard-Departamentos'.F31]+[$'Fuente-Dashboard-Departamentos'.H31]+[$'Fuente-Dashboard-Departamentos'.J31]+[$'Fuente-Dashboard-Departamentos'.L31]+[$'Fuente-Dashboard-Departamentos'.N31]+[$'Fuente-Dashboard-Departamentos'.P31]+[$'Fuente-Dashboard-Departamentos'.R31]+[$'Fuente-Dashboard-Departamentos'.T31]+[$'Fuente-Dashboard-Departamentos'.V31]+[$'Fuente-Dashboard-Departamentos'.X31]+[$'Fuente-Dashboard-Departamentos'.Z31]+[$'Fuente-Dashboard-Departamentos'.AB31]+[$'Fuente-Dashboard-Departamentos'.AD31]+[$'Fuente-Dashboard-Departamentos'.AF31]+[$'Fuente-Dashboard-Departamentos'.AH31]+[$'Fuente-Dashboard-Departamentos'.AJ31]+[$'Fuente-Dashboard-Departamentos'.AL31]+[$'Fuente-Dashboard-Departamentos'.AN31]+[$'Fuente-Dashboard-Departamentos'.AP31]+[$'Fuente-Dashboard-Departamentos'.AR31]+[$'Fuente-Dashboard-Departamentos'.AT31]+[$'Fuente-Dashboard-Departamentos'.AV31]+[$'Fuente-Dashboard-Departamentos'.AX31]" office:value-type="float" office:value="2289" calcext:value-type="float">
            <text:p>2289</text:p>
          </table:table-cell>
          <table:table-cell table:formula="of:=[$'Fuente-Dashboard-Departamentos'.C31]+[$'Fuente-Dashboard-Departamentos'.E31]+[$'Fuente-Dashboard-Departamentos'.G31]+[$'Fuente-Dashboard-Departamentos'.I31]+[$'Fuente-Dashboard-Departamentos'.K31]+[$'Fuente-Dashboard-Departamentos'.M31]+[$'Fuente-Dashboard-Departamentos'.O31]+[$'Fuente-Dashboard-Departamentos'.Q31]+[$'Fuente-Dashboard-Departamentos'.S31]+[$'Fuente-Dashboard-Departamentos'.U31]+[$'Fuente-Dashboard-Departamentos'.W31]+[$'Fuente-Dashboard-Departamentos'.Y31]+[$'Fuente-Dashboard-Departamentos'.AA31]+[$'Fuente-Dashboard-Departamentos'.AC31]+[$'Fuente-Dashboard-Departamentos'.AE31]+[$'Fuente-Dashboard-Departamentos'.AG31]+[$'Fuente-Dashboard-Departamentos'.AI31]+[$'Fuente-Dashboard-Departamentos'.AK31]+[$'Fuente-Dashboard-Departamentos'.AM31]+[$'Fuente-Dashboard-Departamentos'.AO31]+[$'Fuente-Dashboard-Departamentos'.AQ31]+[$'Fuente-Dashboard-Departamentos'.AS31]+[$'Fuente-Dashboard-Departamentos'.AU31]+[$'Fuente-Dashboard-Departamentos'.AW31]+[$'Fuente-Dashboard-Departamentos'.AY31]" office:value-type="float" office:value="101" calcext:value-type="float">
            <text:p>101</text:p>
          </table:table-cell>
          <table:table-cell table:formula="of:=[.B31]=[$'Fuente-Dashboard'.B31]" office:value-type="boolean" office:boolean-value="true" calcext:value-type="boolean">
            <text:p>VERDADERO</text:p>
          </table:table-cell>
          <table:table-cell table:formula="of:=[.C31]=[$'Fuente-Dashboard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'.B32]+[$'Fuente-Dashboard-Departamentos'.D32]+[$'Fuente-Dashboard-Departamentos'.F32]+[$'Fuente-Dashboard-Departamentos'.H32]+[$'Fuente-Dashboard-Departamentos'.J32]+[$'Fuente-Dashboard-Departamentos'.L32]+[$'Fuente-Dashboard-Departamentos'.N32]+[$'Fuente-Dashboard-Departamentos'.P32]+[$'Fuente-Dashboard-Departamentos'.R32]+[$'Fuente-Dashboard-Departamentos'.T32]+[$'Fuente-Dashboard-Departamentos'.V32]+[$'Fuente-Dashboard-Departamentos'.X32]+[$'Fuente-Dashboard-Departamentos'.Z32]+[$'Fuente-Dashboard-Departamentos'.AB32]+[$'Fuente-Dashboard-Departamentos'.AD32]+[$'Fuente-Dashboard-Departamentos'.AF32]+[$'Fuente-Dashboard-Departamentos'.AH32]+[$'Fuente-Dashboard-Departamentos'.AJ32]+[$'Fuente-Dashboard-Departamentos'.AL32]+[$'Fuente-Dashboard-Departamentos'.AN32]+[$'Fuente-Dashboard-Departamentos'.AP32]+[$'Fuente-Dashboard-Departamentos'.AR32]+[$'Fuente-Dashboard-Departamentos'.AT32]+[$'Fuente-Dashboard-Departamentos'.AV32]+[$'Fuente-Dashboard-Departamentos'.AX32]" office:value-type="float" office:value="2636" calcext:value-type="float">
            <text:p>2636</text:p>
          </table:table-cell>
          <table:table-cell table:formula="of:=[$'Fuente-Dashboard-Departamentos'.C32]+[$'Fuente-Dashboard-Departamentos'.E32]+[$'Fuente-Dashboard-Departamentos'.G32]+[$'Fuente-Dashboard-Departamentos'.I32]+[$'Fuente-Dashboard-Departamentos'.K32]+[$'Fuente-Dashboard-Departamentos'.M32]+[$'Fuente-Dashboard-Departamentos'.O32]+[$'Fuente-Dashboard-Departamentos'.Q32]+[$'Fuente-Dashboard-Departamentos'.S32]+[$'Fuente-Dashboard-Departamentos'.U32]+[$'Fuente-Dashboard-Departamentos'.W32]+[$'Fuente-Dashboard-Departamentos'.Y32]+[$'Fuente-Dashboard-Departamentos'.AA32]+[$'Fuente-Dashboard-Departamentos'.AC32]+[$'Fuente-Dashboard-Departamentos'.AE32]+[$'Fuente-Dashboard-Departamentos'.AG32]+[$'Fuente-Dashboard-Departamentos'.AI32]+[$'Fuente-Dashboard-Departamentos'.AK32]+[$'Fuente-Dashboard-Departamentos'.AM32]+[$'Fuente-Dashboard-Departamentos'.AO32]+[$'Fuente-Dashboard-Departamentos'.AQ32]+[$'Fuente-Dashboard-Departamentos'.AS32]+[$'Fuente-Dashboard-Departamentos'.AU32]+[$'Fuente-Dashboard-Departamentos'.AW32]+[$'Fuente-Dashboard-Departamentos'.AY32]" office:value-type="float" office:value="105" calcext:value-type="float">
            <text:p>105</text:p>
          </table:table-cell>
          <table:table-cell table:formula="of:=[.B32]=[$'Fuente-Dashboard'.B32]" office:value-type="boolean" office:boolean-value="true" calcext:value-type="boolean">
            <text:p>VERDADERO</text:p>
          </table:table-cell>
          <table:table-cell table:formula="of:=[.C32]=[$'Fuente-Dashboard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'.B33]+[$'Fuente-Dashboard-Departamentos'.D33]+[$'Fuente-Dashboard-Departamentos'.F33]+[$'Fuente-Dashboard-Departamentos'.H33]+[$'Fuente-Dashboard-Departamentos'.J33]+[$'Fuente-Dashboard-Departamentos'.L33]+[$'Fuente-Dashboard-Departamentos'.N33]+[$'Fuente-Dashboard-Departamentos'.P33]+[$'Fuente-Dashboard-Departamentos'.R33]+[$'Fuente-Dashboard-Departamentos'.T33]+[$'Fuente-Dashboard-Departamentos'.V33]+[$'Fuente-Dashboard-Departamentos'.X33]+[$'Fuente-Dashboard-Departamentos'.Z33]+[$'Fuente-Dashboard-Departamentos'.AB33]+[$'Fuente-Dashboard-Departamentos'.AD33]+[$'Fuente-Dashboard-Departamentos'.AF33]+[$'Fuente-Dashboard-Departamentos'.AH33]+[$'Fuente-Dashboard-Departamentos'.AJ33]+[$'Fuente-Dashboard-Departamentos'.AL33]+[$'Fuente-Dashboard-Departamentos'.AN33]+[$'Fuente-Dashboard-Departamentos'.AP33]+[$'Fuente-Dashboard-Departamentos'.AR33]+[$'Fuente-Dashboard-Departamentos'.AT33]+[$'Fuente-Dashboard-Departamentos'.AV33]+[$'Fuente-Dashboard-Departamentos'.AX33]" office:value-type="float" office:value="3431" calcext:value-type="float">
            <text:p>3431</text:p>
          </table:table-cell>
          <table:table-cell table:formula="of:=[$'Fuente-Dashboard-Departamentos'.C33]+[$'Fuente-Dashboard-Departamentos'.E33]+[$'Fuente-Dashboard-Departamentos'.G33]+[$'Fuente-Dashboard-Departamentos'.I33]+[$'Fuente-Dashboard-Departamentos'.K33]+[$'Fuente-Dashboard-Departamentos'.M33]+[$'Fuente-Dashboard-Departamentos'.O33]+[$'Fuente-Dashboard-Departamentos'.Q33]+[$'Fuente-Dashboard-Departamentos'.S33]+[$'Fuente-Dashboard-Departamentos'.U33]+[$'Fuente-Dashboard-Departamentos'.W33]+[$'Fuente-Dashboard-Departamentos'.Y33]+[$'Fuente-Dashboard-Departamentos'.AA33]+[$'Fuente-Dashboard-Departamentos'.AC33]+[$'Fuente-Dashboard-Departamentos'.AE33]+[$'Fuente-Dashboard-Departamentos'.AG33]+[$'Fuente-Dashboard-Departamentos'.AI33]+[$'Fuente-Dashboard-Departamentos'.AK33]+[$'Fuente-Dashboard-Departamentos'.AM33]+[$'Fuente-Dashboard-Departamentos'.AO33]+[$'Fuente-Dashboard-Departamentos'.AQ33]+[$'Fuente-Dashboard-Departamentos'.AS33]+[$'Fuente-Dashboard-Departamentos'.AU33]+[$'Fuente-Dashboard-Departamentos'.AW33]+[$'Fuente-Dashboard-Departamentos'.AY33]" office:value-type="float" office:value="112" calcext:value-type="float">
            <text:p>112</text:p>
          </table:table-cell>
          <table:table-cell table:formula="of:=[.B33]=[$'Fuente-Dashboard'.B33]" office:value-type="boolean" office:boolean-value="true" calcext:value-type="boolean">
            <text:p>VERDADERO</text:p>
          </table:table-cell>
          <table:table-cell table:formula="of:=[.C33]=[$'Fuente-Dashboard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'.B34]+[$'Fuente-Dashboard-Departamentos'.D34]+[$'Fuente-Dashboard-Departamentos'.F34]+[$'Fuente-Dashboard-Departamentos'.H34]+[$'Fuente-Dashboard-Departamentos'.J34]+[$'Fuente-Dashboard-Departamentos'.L34]+[$'Fuente-Dashboard-Departamentos'.N34]+[$'Fuente-Dashboard-Departamentos'.P34]+[$'Fuente-Dashboard-Departamentos'.R34]+[$'Fuente-Dashboard-Departamentos'.T34]+[$'Fuente-Dashboard-Departamentos'.V34]+[$'Fuente-Dashboard-Departamentos'.X34]+[$'Fuente-Dashboard-Departamentos'.Z34]+[$'Fuente-Dashboard-Departamentos'.AB34]+[$'Fuente-Dashboard-Departamentos'.AD34]+[$'Fuente-Dashboard-Departamentos'.AF34]+[$'Fuente-Dashboard-Departamentos'.AH34]+[$'Fuente-Dashboard-Departamentos'.AJ34]+[$'Fuente-Dashboard-Departamentos'.AL34]+[$'Fuente-Dashboard-Departamentos'.AN34]+[$'Fuente-Dashboard-Departamentos'.AP34]+[$'Fuente-Dashboard-Departamentos'.AR34]+[$'Fuente-Dashboard-Departamentos'.AT34]+[$'Fuente-Dashboard-Departamentos'.AV34]+[$'Fuente-Dashboard-Departamentos'.AX34]" office:value-type="float" office:value="3614" calcext:value-type="float">
            <text:p>3614</text:p>
          </table:table-cell>
          <table:table-cell table:formula="of:=[$'Fuente-Dashboard-Departamentos'.C34]+[$'Fuente-Dashboard-Departamentos'.E34]+[$'Fuente-Dashboard-Departamentos'.G34]+[$'Fuente-Dashboard-Departamentos'.I34]+[$'Fuente-Dashboard-Departamentos'.K34]+[$'Fuente-Dashboard-Departamentos'.M34]+[$'Fuente-Dashboard-Departamentos'.O34]+[$'Fuente-Dashboard-Departamentos'.Q34]+[$'Fuente-Dashboard-Departamentos'.S34]+[$'Fuente-Dashboard-Departamentos'.U34]+[$'Fuente-Dashboard-Departamentos'.W34]+[$'Fuente-Dashboard-Departamentos'.Y34]+[$'Fuente-Dashboard-Departamentos'.AA34]+[$'Fuente-Dashboard-Departamentos'.AC34]+[$'Fuente-Dashboard-Departamentos'.AE34]+[$'Fuente-Dashboard-Departamentos'.AG34]+[$'Fuente-Dashboard-Departamentos'.AI34]+[$'Fuente-Dashboard-Departamentos'.AK34]+[$'Fuente-Dashboard-Departamentos'.AM34]+[$'Fuente-Dashboard-Departamentos'.AO34]+[$'Fuente-Dashboard-Departamentos'.AQ34]+[$'Fuente-Dashboard-Departamentos'.AS34]+[$'Fuente-Dashboard-Departamentos'.AU34]+[$'Fuente-Dashboard-Departamentos'.AW34]+[$'Fuente-Dashboard-Departamentos'.AY34]" office:value-type="float" office:value="121" calcext:value-type="float">
            <text:p>121</text:p>
          </table:table-cell>
          <table:table-cell table:formula="of:=[.B34]=[$'Fuente-Dashboard'.B34]" office:value-type="boolean" office:boolean-value="true" calcext:value-type="boolean">
            <text:p>VERDADERO</text:p>
          </table:table-cell>
          <table:table-cell table:formula="of:=[.C34]=[$'Fuente-Dashboard'.C34]" office:value-type="boolean" office:boolean-value="true" calcext:value-type="boolean">
            <text:p>VERDADERO</text:p>
          </table:table-cell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9" table:formula="of:=[.C22]-[.C21]" office:value-type="float" office:value="100" calcext:value-type="float">
            <text:p>100</text:p>
          </table:table-cell>
          <table:table-cell table:style-name="ce9" table:formula="of:=[.C23]-[.B23]" office:value-type="float" office:value="580" calcext:value-type="float">
            <text:p>580</text:p>
          </table:table-cell>
          <table:table-cell table:style-name="ce9" table:formula="of:=[.D23]" office:value-type="float" office:value="14" calcext:value-type="float">
            <text:p>14</text:p>
          </table:table-cell>
          <table:table-cell table:style-name="ce9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0:28:25.833750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9T17:55:36.328122564</dc:date>
    <meta:editing-duration>P3DT7H25M17S</meta:editing-duration>
    <meta:editing-cycles>31</meta:editing-cycles>
    <meta:generator>LibreOffice/6.1.6.3$Linux_X86_64 LibreOffice_project/10$Build-3</meta:generator>
    <meta:document-statistic meta:table-count="5" meta:cell-count="1154" meta:object-count="0"/>
  </office:meta>
</office:document-meta>
</file>